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vertPom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ConvertPom.setPom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vertPom.setIvyFile( 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vertPom.getP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vertPom.getIvy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